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28e1ef" officeooo:paragraph-rsid="0028e1ef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font-name-asian="Arial3" style:font-size-asian="12pt" style:font-name-complex="Arial3" style:font-size-complex="12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P13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fo:language="en" fo:country="GB" style:text-underline-style="none" fo:font-weight="normal" officeooo:rsid="002b130e" officeooo:paragraph-rsid="002b130e" style:font-name-asian="Arial3" style:font-size-asian="12pt" style:font-weight-asian="normal" style:font-name-complex="Arial3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officeooo:paragraph-rsid="001900a4" style:font-size-asian="12pt" style:font-style-asian="normal" style:font-weight-asian="normal" style:font-size-complex="12pt" style:text-emphasize="none"/>
    </style:style>
    <style:style style:name="P16" style:family="paragraph" style:parent-style-name="Standard" style:master-page-name="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page-number="auto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7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2d778" officeooo:paragraph-rsid="002117a9" style:font-name-asian="Arial3" style:font-size-asian="12pt" style:font-style-asian="normal" style:font-weight-asian="normal" style:font-name-complex="Arial3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name-asian="Arial3" style:font-size-asian="12pt" style:font-style-asian="normal" style:font-weight-asian="normal" style:font-name-complex="Arial3" style:font-size-complex="12pt" style:text-emphasize="none"/>
    </style:style>
    <style:style style:name="P20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058c9" style:font-name-asian="Arial3" style:font-size-asian="12pt" style:font-style-asian="normal" style:font-weight-asian="normal" style:font-name-complex="Arial3" style:font-size-complex="12pt" style:text-emphasize="none"/>
    </style:style>
    <style:style style:name="P21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117a9" style:font-size-asian="12pt" style:font-style-asian="normal" style:font-weight-asian="normal" style:font-size-complex="12pt" style:text-emphasize="none"/>
    </style:style>
    <style:style style:name="P22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style:font-name="Arial2" fo:font-size="12pt" style:font-size-asian="12pt" style:font-size-complex="12pt"/>
    </style:style>
    <style:style style:name="P25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style:font-name="Arial2" fo:font-size="12pt" style:font-size-asian="12pt" style:font-size-complex="12pt"/>
    </style:style>
    <style:style style:name="P26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8e1ef" style:font-size-asian="12pt" style:font-size-complex="12pt"/>
    </style:style>
    <style:style style:name="P27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b2de0" style:font-size-asian="12pt" style:font-size-complex="12pt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b73d7" style:font-style-asian="normal" style:font-weight-asian="normal" style:text-emphasize="none"/>
    </style:style>
    <style:style style:name="T7" style:family="text"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style:font-size-asian="12pt" style:font-style-asian="normal" style:font-weight-asian="normal" style:font-size-complex="12pt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Arial2" fo:language="en" fo:country="GB" fo:font-style="normal" fo:text-shadow="none" style:text-underline-style="none" fo:font-weight="normal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2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82a28" style:font-style-asian="normal" style:font-weight-asian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892b2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8e1ef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1adcec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b85b4" style:font-style-asian="normal" style:font-weight-asian="normal" style:text-emphasize="none"/>
    </style:style>
    <style:style style:name="T16" style:family="text">
      <style:text-properties officeooo:rsid="00129edb"/>
    </style:style>
    <style:style style:name="T17" style:family="text">
      <style:text-properties officeooo:rsid="001adcec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20" style:family="text">
      <style:text-properties fo:language="en" fo:country="GB" officeooo:rsid="00282a28"/>
    </style:style>
    <style:style style:name="T21" style:family="text">
      <style:text-properties fo:language="en" fo:country="GB" officeooo:rsid="0028e1ef"/>
    </style:style>
    <style:style style:name="T22" style:family="text">
      <style:text-properties officeooo:rsid="002b2de0"/>
    </style:style>
    <style:style style:name="T23" style:family="text">
      <style:text-properties officeooo:rsid="002b73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4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7">Sort button – <text:span text:style-name="T22">t</text:span>he items are not remain<text:span text:style-name="T23">ing</text:span> sorted at return to Home page from S<text:span text:style-name="T21">hopping cart </text:span>page <text:span text:style-name="T20">with “</text:span><text:span text:style-name="T21">continue shopping</text:span><text:span text:style-name="T20">” button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2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3"><text:span text:style-name="T3">16</text:span><text:span text:style-name="T4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6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3"><text:span text:style-name="T18">Chrome </text:span><text:span text:style-name="T19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7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17">1</text:span></text:p>
          </table:table-cell>
        </table:table-row>
      </table:table>
      <text:p text:style-name="P1"/>
      <text:p text:style-name="P1"/>
      <text:p text:style-name="P11">Description</text:p>
      <text:p text:style-name="P26"><text:span text:style-name="T9">A</text:span><text:span text:style-name="T7">t return to Home page from </text:span><text:span text:style-name="T5">S</text:span><text:span text:style-name="T13">hopping cart </text:span><text:span text:style-name="T5">page </text:span><text:span text:style-name="T11">with “</text:span><text:span text:style-name="T13">continue shopping</text:span><text:span text:style-name="T11">” button</text:span><text:span text:style-name="T14"> </text:span><text:span text:style-name="T13">when the cart is empty, </text:span><text:span text:style-name="T7">the items are not remain</text:span><text:span text:style-name="T6">ing</text:span><text:span text:style-name="T7"> sorted </text:span><text:span text:style-name="T9">by the option chosen</text:span><text:span text:style-name="T10"> </text:span><text:span text:style-name="T12">initi</text:span><text:span text:style-name="T15">a</text:span><text:span text:style-name="T12">lly</text:span><text:span text:style-name="T10"> </text:span><text:span text:style-name="T8">in Home page.</text:span></text:p>
      <text:p text:style-name="P15"/>
      <text:p text:style-name="P11">Steps to reproduce</text:p>
      <text:p text:style-name="P16">1. access site www.saucedemo.com in Chrome </text:p>
      <text:p text:style-name="P25"><text:span text:style-name="T5">2. insert valid data in field “Username” </text:span><text:span text:style-name="T13">(standard_user)</text:span></text:p>
      <text:p text:style-name="P25"><text:span text:style-name="T5">3. insert valid data in field “Password” </text:span><text:span text:style-name="T13">(secret_sauce)</text:span></text:p>
      <text:p text:style-name="P17">4. press “Login” button</text:p>
      <text:p text:style-name="P17">5. choose from sort button the sorting by price (low to high)</text:p>
      <text:p text:style-name="P17">6. click the icon off the cart </text:p>
      <text:p text:style-name="P17">7. press “continue shopping” button</text:p>
      <text:p text:style-name="P19"/>
      <text:p text:style-name="P11">Expected result</text:p>
      <text:p text:style-name="P21">At return to Home page the items should remain sorted by price (low to high).</text:p>
      <text:p text:style-name="P18"/>
      <text:p text:style-name="P11">Actual result</text:p>
      <text:p text:style-name="P20">At return to Home page the items are sorted by name (A to Z).</text:p>
      <text:p text:style-name="P10"/>
      <text:p text:style-name="P11">Notes</text:p>
      <text:p text:style-name="P14">The bug is reproducing also when in the cart are<text:span text:style-name="T23"> added</text:span> item/s. </text:p>
      <text:p text:style-name="P11"/>
      <text:p text:style-name="P12"/>
      <text:p text:style-name="P24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25</meta:editing-cycles>
    <meta:creation-date>2024-02-05T18:33:00</meta:creation-date>
    <dc:date>2024-05-04T12:26:53.600000000</dc:date>
    <meta:editing-duration>PT1H24M25S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39" meta:word-count="188" meta:character-count="1121" meta:non-whitespace-character-count="963"/>
    <meta:user-defined meta:name="AppVersion">16.0000</meta:user-defined>
    <meta:template xlink:type="simple" xlink:actuate="onRequest" xlink:title="Normal" xlink:href=""/>
  </office:meta>
</office:document-meta>
</file>